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P339" style:parent-style-name="Textbody" style:family="paragraph">
      <style:paragraph-properties fo:margin-bottom="0in"/>
    </style:style>
    <style:style style:name="T3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>just needs gui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<text:s/>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 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 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 backlog</text:p>
          </table:table-cell>
          <table:table-cell table:style-name="TableCell253">
            <text:p text:style-name="P254">Edward James<text:s/>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>Y</text:p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 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><text:span text:style-name="T3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2-16T08:54:00Z</meta:creation-date>
    <dc:date>2017-02-16T08:54:00Z</dc:date>
    <meta:template xlink:href="Normal.dotm" xlink:type="simple"/>
    <meta:editing-cycles>2</meta:editing-cycles>
    <meta:editing-duration>PT0S</meta:editing-duration>
    <meta:document-statistic meta:page-count="2" meta:paragraph-count="4" meta:word-count="324" meta:character-count="2169" meta:row-count="15" meta:non-whitespace-character-count="1849"/>
  </office:meta>
</office:document-meta>
</file>